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46.48mm"/>
    </style:style>
    <style:style style:name="co11" style:family="table-column">
      <style:table-column-properties fo:break-before="auto" style:column-width="45.24mm"/>
    </style:style>
    <style:style style:name="co12" style:family="table-column">
      <style:table-column-properties fo:break-before="auto" style:column-width="36.48mm"/>
    </style:style>
    <style:style style:name="co13" style:family="table-column">
      <style:table-column-properties fo:break-before="auto" style:column-width="14.15mm"/>
    </style:style>
    <style:style style:name="co14" style:family="table-column">
      <style:table-column-properties fo:break-before="auto" style:column-width="39.48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54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5.98mm" fo:break-before="auto" style:use-optimal-row-height="false"/>
    </style:style>
    <style:style style:name="ro10" style:family="table-row">
      <style:table-row-properties style:row-height="5.63mm" fo:break-before="auto" style:use-optimal-row-height="false"/>
    </style:style>
    <style:style style:name="ro11" style:family="table-row">
      <style:table-row-properties style:row-height="6.33mm" fo:break-before="auto" style:use-optimal-row-height="false"/>
    </style:style>
    <style:style style:name="ro12" style:family="table-row">
      <style:table-row-properties style:row-height="7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font-name="Liberation Sans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" table:default-cell-style-name="ce1"/>
        <table:table-column table:style-name="co2" table:number-columns-repeated="996" table:default-cell-style-name="ce4"/>
        <table:table-row table:style-name="ro1">
          <table:table-cell office:value-type="string" calcext:value-type="string">
            <text:p>Saliency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liency Model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FGSM (steps, step_adv, eps, type)</text:p>
          </table:table-cell>
          <table:table-cell office:value-type="string" calcext:value-type="string">
            <text:p>Correctly Classified Advs Ex</text:p>
          </table:table-cell>
          <table:table-cell office:value-type="string" calcext:value-type="string">
            <text:p>Incorrectly Classified Adv Ex (Correctly classified without attack)</text:p>
          </table:table-cell>
          <table:table-cell office:value-type="string" calcext:value-type="string">
            <text:p>Incorrect Example (Incorrectly classified even without attack)</text:p>
          </table:table-cell>
          <table:table-cell office:value-type="string" calcext:value-type="string">
            <text:p>SSIM between adversarial examples and original images</text:p>
          </table:table-cell>
          <table:table-cell office:value-type="string" calcext:value-type="string">
            <text:p>Average SSIM</text:p>
          </table:table-cell>
          <table:table-cell office:value-type="string" calcext:value-type="string">
            <text:p>Number of Classes</text:p>
          </table:table-cell>
          <table:table-cell office:value-type="string" calcext:value-type="string">
            <text:p>Number of Images</text:p>
          </table:table-cell>
          <table:table-cell office:value-type="string" calcext:value-type="string">
            <text:p>Correctly Classified Adversarial examples within each class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Vgg16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59606], dtype=float32), array([0.9960435], dtype=float32), array([0.9965666], dtype=float32), array([0.99784064], dtype=float32), array([0.9956663], dtype=float32), array([0.9974259], dtype=float32), array([0.9951557], dtype=float32), array([0.9978106], dtype=float32), array([0.9963155], dtype=float32), array([0.99868774], dtype=float32), array([0.9981813], dtype=float32), array([0.99776816], dtype=float32), array([0.99216944], dtype=float32), array([0.9885965], dtype=float32), array([0.99764794], dtype=float32), array([0.9965344], dtype=float32), array([0.99693394], dtype=float32), array([0.99414104], dtype=float32), array([0.99439204], dtype=float32), array([0.9978724], dtype=float32), array([0.99748427], dtype=float32), array([0.99498516], dtype=float32), array([0.9976741], dtype=float32), array([0.99750257], dtype=float32), array([0.9965522], dtype=float32), array([0.9957049], dtype=float32), array([0.99540234], dtype=float32), array([0.99372554], dtype=float32), array([0.9967493], dtype=float32), array([0.99737996], dtype=float32), array([0.9967342], dtype=float32), array([0.99863076], dtype=float32), array([0.966037], dtype=float32), array([0.99025065], dtype=float32), array([0.9975641], dtype=float32), array([0.99802715], dtype=float32), array([0.9931687], dtype=float32)]</text:p>
          </table:table-cell>
          <table:table-cell office:value-type="string" calcext:value-type="string">
            <text:p>[0.99527794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59561], dtype=float32), array([0.9960408], dtype=float32), array([0.99655837], dtype=float32), array([0.99782103], dtype=float32), array([0.9956582], dtype=float32), array([0.9974158], dtype=float32), array([0.9951473], dtype=float32), array([0.99779576], dtype=float32), array([0.9963117], dtype=float32), array([0.9986755], dtype=float32), array([0.9981788], dtype=float32), array([0.9977655], dtype=float32), array([0.99216485], dtype=float32), array([0.9885742], dtype=float32), array([0.9976472], dtype=float32), array([0.99653417], dtype=float32), array([0.9969333], dtype=float32), array([0.9941403], dtype=float32), array([0.9943653], dtype=float32), array([0.997867], dtype=float32), array([0.9974707], dtype=float32), array([0.99498445], dtype=float32), array([0.99766207], dtype=float32), array([0.9975012], dtype=float32), array([0.99654883], dtype=float32), array([0.9951607], dtype=float32), array([0.99539196], dtype=float32), array([0.99372035], dtype=float32), array([0.9967115], dtype=float32), array([0.99737734], dtype=float32), array([0.99673337], dtype=float32), array([0.99862504], dtype=float32), array([0.9660353], dtype=float32), array([0.99024934], dtype=float32), array([0.9975593], dtype=float32), array([0.9980141], dtype=float32), array([0.99310076], dtype=float32)]</text:p>
          </table:table-cell>
          <table:table-cell office:value-type="string" calcext:value-type="string">
            <text:p>[0.9952539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Vgg16</text:p>
          </table:table-cell>
          <table:table-cell/>
          <table:table-cell office:value-type="string" calcext:value-type="string">
            <text:p>1,0.02, 0.6, standard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035615], dtype=float32), array([0.95721984], dtype=float32), array([0.9910463], dtype=float32), array([0.9916741], dtype=float32), array([0.98397535], dtype=float32), array([0.9827847], dtype=float32), array([0.96557283], dtype=float32), array([0.98509943], dtype=float32), array([0.89019704], dtype=float32), array([0.99274534], dtype=float32), array([0.9867293], dtype=float32), array([0.9906062], dtype=float32), array([0.9874535], dtype=float32), array([0.99110955], dtype=float32), array([0.98358697], dtype=float32), array([0.9701363], dtype=float32), array([0.9870754], dtype=float32), array([0.98449457], dtype=float32), array([0.9880256], dtype=float32), array([0.98680216], dtype=float32), array([0.9860056], dtype=float32), array([0.9908608], dtype=float32), array([0.97898597], dtype=float32), array([0.99178725], dtype=float32), array([0.98861754], dtype=float32), array([0.97778124], dtype=float32), array([0.99206966], dtype=float32), array([0.976125], dtype=float32), array([0.9948886], dtype=float32), array([0.9952784], dtype=float32), array([0.97467905], dtype=float32), array([0.98245054], dtype=float32), array([0.9338201], dtype=float32), array([0.99023014], dtype=float32), array([0.9904301], dtype=float32), array([0.9931155], dtype=float32), array([0.99189997], dtype=float32), array([0.9809999], dtype=float32)]</text:p>
          </table:table-cell>
          <table:table-cell office:value-type="string" calcext:value-type="string">
            <text:p>[0.9814926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2, 0.6, standard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03233], dtype=float32), array([0.9571364], dtype=float32), array([0.99100864], dtype=float32), array([0.9916634], dtype=float32), array([0.9819595], dtype=float32), array([0.98275685], dtype=float32), array([0.96556807], dtype=float32), array([0.9850929], dtype=float32), array([0.8901913], dtype=float32), array([0.99270475], dtype=float32), array([0.98671716], dtype=float32), array([0.99056435], dtype=float32), array([0.9874511], dtype=float32), array([0.99110705], dtype=float32), array([0.98355955], dtype=float32), array([0.9701195], dtype=float32), array([0.9870495], dtype=float32), array([0.9844768], dtype=float32), array([0.98790735], dtype=float32), array([0.98680127], dtype=float32), array([0.98599464], dtype=float32), array([0.990845], dtype=float32), array([0.97889316], dtype=float32), array([0.99173826], dtype=float32), array([0.9886151], dtype=float32), array([0.97777843], dtype=float32), array([0.992052], dtype=float32), array([0.97610694], dtype=float32), array([0.99486953], dtype=float32), array([0.9952422], dtype=float32), array([0.97443694], dtype=float32), array([0.98241], dtype=float32), array([0.93369424], dtype=float32), array([0.9902229], dtype=float32), array([0.99042493], dtype=float32), array([0.99310565], dtype=float32), array([0.99183446], dtype=float32), array([0.9809973], dtype=float32)]</text:p>
          </table:table-cell>
          <table:table-cell office:value-type="string" calcext:value-type="string">
            <text:p>[0.98140574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Vgg16</text:p>
          </table:table-cell>
          <table:table-cell/>
          <table:table-cell office:value-type="string" calcext:value-type="string">
            <text:p>1,0.005, 0.6, standard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80151], dtype=float32), array([0.99088055], dtype=float32), array([0.99934286], dtype=float32), array([0.9982497], dtype=float32), array([0.99883527], dtype=float32), array([0.9994928], dtype=float32), array([0.99897486], dtype=float32), array([0.9985664], dtype=float32), array([0.9996608], dtype=float32), array([0.99935746], dtype=float32), array([0.99890274], dtype=float32), array([0.9970951], dtype=float32), array([0.9985027], dtype=float32), array([0.99940073], dtype=float32), array([0.9994266], dtype=float32), array([0.99917364], dtype=float32), array([0.999064], dtype=float32), array([0.99944115], dtype=float32), array([0.9994111], dtype=float32), array([0.9996492], dtype=float32), array([0.9994541], dtype=float32), array([0.998898], dtype=float32)]</text:p>
          </table:table-cell>
          <table:table-cell office:value-type="string" calcext:value-type="string">
            <text:p>[0.99862695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05, 0.6, standard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80141], dtype=float32), array([0.99088013], dtype=float32), array([0.9993401], dtype=float32), array([0.9982318], dtype=float32), array([0.9988325], dtype=float32), array([0.9994893], dtype=float32), array([0.9989737], dtype=float32), array([0.99855936], dtype=float32), array([0.9996576], dtype=float32), array([0.9993537], dtype=float32), array([0.9987632], dtype=float32), array([0.9970893], dtype=float32), array([0.9985024], dtype=float32), array([0.99940044], dtype=float32), array([0.999426], dtype=float32), array([0.9991735], dtype=float32), array([0.999063], dtype=float32), array([0.9994371], dtype=float32), array([0.99940795], dtype=float32), array([0.9996476], dtype=float32), array([0.9994525], dtype=float32), array([0.99889576], dtype=float32)]</text:p>
          </table:table-cell>
          <table:table-cell office:value-type="string" calcext:value-type="string">
            <text:p>[0.99861777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5573], dtype=float32), array([0.98919314], dtype=float32), array([0.9976052], dtype=float32), array([0.99602365], dtype=float32), array([0.9974592], dtype=float32), array([0.992115], dtype=float32), array([0.9985665], dtype=float32), array([0.99441755], dtype=float32), array([0.9949561], dtype=float32), array([0.998192], dtype=float32), array([0.9959196], dtype=float32), array([0.9996387], dtype=float32), array([0.9973332], dtype=float32), array([0.996158], dtype=float32), array([0.99637276], dtype=float32), array([0.9978477], dtype=float32), array([0.9976705], dtype=float32), array([0.9979381], dtype=float32), array([0.9937438], dtype=float32), array([0.99777555], dtype=float32), array([0.9974602], dtype=float32), array([0.9972026], dtype=float32), array([0.9975957], dtype=float32), array([0.9951739], dtype=float32), array([0.9977523], dtype=float32), array([0.99786556], dtype=float32)]</text:p>
          </table:table-cell>
          <table:table-cell office:value-type="string" calcext:value-type="string">
            <text:p>[0.99644417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55706], dtype=float32), array([0.98862743], dtype=float32), array([0.9975403], dtype=float32), array([0.99598676], dtype=float32), array([0.9974335], dtype=float32), array([0.99210984], dtype=float32), array([0.9985342], dtype=float32), array([0.99425626], dtype=float32), array([0.99495274], dtype=float32), array([0.9981831], dtype=float32), array([0.99591935], dtype=float32), array([0.9932005], dtype=float32), array([0.9969586], dtype=float32), array([0.99615395], dtype=float32), array([0.9963704], dtype=float32), array([0.9976765], dtype=float32), array([0.99763954], dtype=float32), array([0.99793226], dtype=float32), array([0.99374014], dtype=float32), array([0.9977722], dtype=float32), array([0.99745935], dtype=float32), array([0.99719703], dtype=float32), array([0.9974172], dtype=float32), array([0.9951684], dtype=float32), array([0.9977158], dtype=float32), array([0.99779576], dtype=float32)]</text:p>
          </table:table-cell>
          <table:table-cell office:value-type="string" calcext:value-type="string">
            <text:p>[0.99612737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5573], dtype=float32), array([0.98919314], dtype=float32), array([0.9976052], dtype=float32), array([0.99602365], dtype=float32), array([0.9974592], dtype=float32), array([0.992115], dtype=float32), array([0.9985665], dtype=float32), array([0.99441755], dtype=float32), array([0.9949561], dtype=float32), array([0.998192], dtype=float32), array([0.9959196], dtype=float32), array([0.9996387], dtype=float32), array([0.9973332], dtype=float32), array([0.996158], dtype=float32), array([0.99637276], dtype=float32), array([0.9978477], dtype=float32), array([0.9976705], dtype=float32), array([0.9979381], dtype=float32), array([0.9937438], dtype=float32), array([0.99777555], dtype=float32), array([0.9974602], dtype=float32), array([0.9972026], dtype=float32), array([0.9975957], dtype=float32), array([0.9951739], dtype=float32), array([0.9977523], dtype=float32), array([0.99786556], dtype=float32)]</text:p>
          </table:table-cell>
          <table:table-cell office:value-type="string" calcext:value-type="string">
            <text:p>[0.9965117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rray([0.9955706], dtype=float32), array([0.98862743], dtype=float32), array([0.9975403], dtype=float32), array([0.99598676], dtype=float32), array([0.9974335], dtype=float32), array([0.99210984], dtype=float32), array([0.9985342], dtype=float32), array([0.99425626], dtype=float32), array([0.99495274], dtype=float32), array([0.9981831], dtype=float32), array([0.99591935], dtype=float32), array([0.9932005], dtype=float32), array([0.9969586], dtype=float32), array([0.99615395], dtype=float32), array([0.9963704], dtype=float32), array([0.9976765], dtype=float32), array([0.99763954], dtype=float32), array([0.99793226], dtype=float32), array([0.99374014], dtype=float32), array([0.9977722], dtype=float32), array([0.99745935], dtype=float32), array([0.99719703], dtype=float32), array([0.9974172], dtype=float32), array([0.9951684], dtype=float32), array([0.9977158], dtype=float32), array([0.99779576], dtype=float32)]</text:p>
          </table:table-cell>
          <table:table-cell office:value-type="string" calcext:value-type="string">
            <text:p>[0.99618995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2, 0.6, standard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833398], dtype=float32), array([0.98546743], dtype=float32), array([0.99106395], dtype=float32), array([0.9844814], dtype=float32), array([0.9594712], dtype=float32), array([0.9931815], dtype=float32), array([0.9920397], dtype=float32), array([0.9791162], dtype=float32), array([0.99177593], dtype=float32), array([0.9985741], dtype=float32), array([0.9903161], dtype=float32), array([0.98339784], dtype=float32), array([0.99171156], dtype=float32), array([0.98634994], dtype=float32), array([0.9925615], dtype=float32), array([0.98964167], dtype=float32), array([0.9910319], dtype=float32), array([0.9700472], dtype=float32), array([0.9762317], dtype=float32), array([0.9866039], dtype=float32), array([0.98197377], dtype=float32), array([0.9920208], dtype=float32), array([0.9847296], dtype=float32), array([0.986726], dtype=float32), array([0.9899293], dtype=float32), array([0.9909801], dtype=float32), array([0.988838], dtype=float32), array([0.99873364], dtype=float32), array([0.9809965], dtype=float32), array([0.9947023], dtype=float32), array([0.99062717], dtype=float32)]</text:p>
          </table:table-cell>
          <table:table-cell office:value-type="string" calcext:value-type="string">
            <text:p>[0.9869892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833318], dtype=float32), array([0.9854566], dtype=float32), array([0.99084234], dtype=float32), array([0.9844807], dtype=float32), array([0.9573693], dtype=float32), array([0.9931508], dtype=float32), array([0.9918108], dtype=float32), array([0.97854596], dtype=float32), array([0.9917647], dtype=float32), array([0.97467744], dtype=float32), array([0.99022615], dtype=float32), array([0.98334676], dtype=float32), array([0.99158484], dtype=float32), array([0.9863412], dtype=float32), array([0.9925427], dtype=float32), array([0.98962545], dtype=float32), array([0.99041706], dtype=float32), array([0.9700299], dtype=float32), array([0.97621924], dtype=float32), array([0.98659384], dtype=float32), array([0.98195237], dtype=float32), array([0.9914187], dtype=float32), array([0.98459196], dtype=float32), array([0.9867178], dtype=float32), array([0.98866695], dtype=float32), array([0.9908686], dtype=float32), array([0.98862314], dtype=float32), array([0.98703504], dtype=float32), array([0.9809821], dtype=float32), array([0.9945963], dtype=float32), array([0.99062395], dtype=float32)]</text:p>
          </table:table-cell>
          <table:table-cell office:value-type="string" calcext:value-type="string">
            <text:p>[0.9856269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05, 0.6, standard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9427], dtype=float32), array([0.99941194], dtype=float32), array([0.99946606], dtype=float32), array([0.99945295], dtype=float32), array([0.9989634], dtype=float32), array([0.9985724], dtype=float32), array([0.99876785], dtype=float32), array([0.99887], dtype=float32), array([0.999386], dtype=float32), array([0.99799687], dtype=float32), array([0.9984162], dtype=float32), array([0.9972464], dtype=float32), array([0.99942046], dtype=float32), array([0.9993854], dtype=float32)]</text:p>
          </table:table-cell>
          <table:table-cell office:value-type="string" calcext:value-type="string">
            <text:p>[0.9989131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05, 0.6, stand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942607], dtype=float32), array([0.9994039], dtype=float32), array([0.9994645], dtype=float32), array([0.9994343], dtype=float32), array([0.9989634], dtype=float32), array([0.99853027], dtype=float32), array([0.9987664], dtype=float32), array([0.9988694], dtype=float32), array([0.9993694], dtype=float32), array([0.9979956], dtype=float32), array([0.9984153], dtype=float32), array([0.99710196], dtype=float32), array([0.9994108], dtype=float32), array([0.9993377], dtype=float32)]</text:p>
          </table:table-cell>
          <table:table-cell office:value-type="string" calcext:value-type="string">
            <text:p>[0.99889195]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23702], dtype=float32), array([0.99715364], dtype=float32), array([0.99897903], dtype=float32), array([0.9978947], dtype=float32), array([0.99899477], dtype=float32), array([0.9973835], dtype=float32), array([0.99743235], dtype=float32), array([0.9985669], dtype=float32), array([0.9987499], dtype=float32), array([0.9973896], dtype=float32), array([0.9963434], dtype=float32), array([0.994856], dtype=float32), array([0.9979164], dtype=float32), array([0.99872863], dtype=float32), array([0.998834], dtype=float32), array([0.9988458], dtype=float32), array([0.9980201], dtype=float32), array([0.9987072], dtype=float32), array([0.9965756], dtype=float32), array([0.9983913], dtype=float32), array([0.99840724], dtype=float32)]</text:p>
          </table:table-cell>
          <table:table-cell office:value-type="string" calcext:value-type="string">
            <text:p>[0.9976449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6820813], dtype=float32), array([0.9936488], dtype=float32), array([0.9977335], dtype=float32), array([0.99514323], dtype=float32), array([0.99763924], dtype=float32), array([0.9949131], dtype=float32), array([0.99421954], dtype=float32), array([0.99685067], dtype=float32), array([0.99742085], dtype=float32), array([0.9945599], dtype=float32), array([0.9921371], dtype=float32), array([0.98863584], dtype=float32), array([0.9955622], dtype=float32), array([0.99735814], dtype=float32), array([0.997624], dtype=float32), array([0.99753565], dtype=float32), array([0.99591935], dtype=float32), array([0.9971154], dtype=float32), array([0.9932357], dtype=float32), array([0.99656254], dtype=float32), array([0.996117], dtype=float32)]</text:p>
          </table:table-cell>
          <table:table-cell office:value-type="string" calcext:value-type="string">
            <text:p>[0.9941973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vanilla_grad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821246], dtype=float32), array([0.99616456], dtype=float32), array([0.9977197], dtype=float32), array([0.9936466], dtype=float32), array([0.9975383], dtype=float32), array([0.99725455], dtype=float32), array([0.99689305], dtype=float32), array([0.994839], dtype=float32), array([0.9974112], dtype=float32), array([0.9963586], dtype=float32), array([0.990685], dtype=float32), array([0.998598], dtype=float32), array([0.99766177], dtype=float32), array([0.99831396], dtype=float32), array([0.9984135], dtype=float32), array([0.993361], dtype=float32), array([0.9967282], dtype=float32), array([0.99830025], dtype=float32), array([0.9985641], dtype=float32), array([0.9985763], dtype=float32)]</text:p>
          </table:table-cell>
          <table:table-cell office:value-type="string" calcext:value-type="string">
            <text:p>[0.996762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illa_grad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81124], dtype=float32), array([0.9954635], dtype=float32), array([0.9969653], dtype=float32), array([0.9931173], dtype=float32), array([0.99743104], dtype=float32), array([0.9968271], dtype=float32), array([0.99366087], dtype=float32), array([0.992176], dtype=float32), array([0.99633497], dtype=float32), array([0.9959454], dtype=float32), array([0.9886658], dtype=float32), array([0.99762005], dtype=float32), array([0.99455], dtype=float32), array([0.9977918], dtype=float32), array([0.99596566], dtype=float32), array([0.9921435], dtype=float32), array([0.99662554], dtype=float32), array([0.99715203], dtype=float32), array([0.9975359], dtype=float32), array([0.9984961], dtype=float32)]</text:p>
          </table:table-cell>
          <table:table-cell office:value-type="string" calcext:value-type="string">
            <text:p>[0.995629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array([0.9923702], dtype=float32), array([0.99715364], dtype=float32), array([0.99897903], dtype=float32), array([0.9978947], dtype=float32), array([0.99899477], dtype=float32), array([0.9973835], dtype=float32), array([0.99743235], dtype=float32), array([0.9985669], dtype=float32), array([0.9987499], dtype=float32), array([0.9973896], dtype=float32), array([0.9963434], dtype=float32), array([0.994856], dtype=float32), array([0.9979164], dtype=float32), array([0.99872863], dtype=float32), array([0.998834], dtype=float32), array([0.9988458], dtype=float32), array([0.9980201], dtype=float32), array([0.9987072], dtype=float32), array([0.9965756], dtype=float32), array([0.9983913], dtype=float32), array([0.99840724], dtype=float32)]</text:p>
          </table:table-cell>
          <table:table-cell office:value-type="string" calcext:value-type="string">
            <text:p>[0.997536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array([0.96820813], dtype=float32), array([0.9936488], dtype=float32), array([0.9977335], dtype=float32), array([0.99514323], dtype=float32), array([0.99763924], dtype=float32), array([0.9949131], dtype=float32), array([0.99421954], dtype=float32), array([0.99685067], dtype=float32), array([0.99742085], dtype=float32), array([0.9945599], dtype=float32), array([0.9921371], dtype=float32), array([0.98863584], dtype=float32), array([0.9955622], dtype=float32), array([0.99735814], dtype=float32), array([0.997624], dtype=float32), array([0.99753565], dtype=float32), array([0.99591935], dtype=float32), array([0.9971154], dtype=float32), array([0.9932357], dtype=float32), array([0.99656254], dtype=float32), array([0.996117], dtype=float32)]</text:p>
          </table:table-cell>
          <table:table-cell office:value-type="string" calcext:value-type="string">
            <text:p>[0.9938262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array([0.9940043], dtype=float32), array([0.9949073], dtype=float32), array([0.9979985], dtype=float32), array([0.99658185], dtype=float32), array([0.99835765], dtype=float32), array([0.9986504], dtype=float32), array([0.99522763], dtype=float32), array([0.9974057], dtype=float32), array([0.9972863], dtype=float32), array([0.99823993], dtype=float32), array([0.99599785], dtype=float32), array([0.99791783], dtype=float32), array([0.99708724], dtype=float32), array([0.9972721], dtype=float32), array([0.9972002], dtype=float32), array([0.9971399], dtype=float32), array([0.9970937], dtype=float32), array([0.993348], dtype=float32), array([0.99347067], dtype=float32), array([0.9977218], dtype=float32), array([0.99823475], dtype=float32), array([0.995909], dtype=float32), array([0.9989456], dtype=float32), array([0.9989305], dtype=float32), array([0.99680996], dtype=float32), array([0.9967402], dtype=float32), array([0.99878716], dtype=float32), array([0.99908954], dtype=float32), array([0.9984111], dtype=float32), array([0.9986596], dtype=float32), array([0.9990007], dtype=float32), array([0.9960489], dtype=float32), array([0.99888206], dtype=float32), array([0.99914104], dtype=float32), array([0.9988189], dtype=float32), array([0.99803287], dtype=float32), array([0.9961337], dtype=float32), array([0.9986017], dtype=float32), array([0.9918017], dtype=float32), array([0.99794346], dtype=float32), array([0.99846417], dtype=float32), array([0.9983473], dtype=float32), array([0.9990681], dtype=float32), array([0.9989473], dtype=float32), array([0.9985499], dtype=float32), array([0.9993883], dtype=float32)]</text:p>
          </table:table-cell>
          <table:table-cell office:value-type="string" calcext:value-type="string">
            <text:p>[0.99740416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array([0.9875883], dtype=float32), array([0.9874244], dtype=float32), array([0.9947844], dtype=float32), array([0.9888887], dtype=float32), array([0.99665916], dtype=float32), array([0.9971759], dtype=float32), array([0.98830897], dtype=float32), array([0.9949079], dtype=float32), array([0.99433315], dtype=float32), array([0.9956986], dtype=float32), array([0.9878889], dtype=float32), array([0.9956259], dtype=float32), array([0.98889494], dtype=float32), array([0.9940212], dtype=float32), array([0.9944734], dtype=float32), array([0.9912021], dtype=float32), array([0.98865545], dtype=float32), array([0.9860536], dtype=float32), array([0.9845633], dtype=float32), array([0.9956605], dtype=float32), array([0.9962777], dtype=float32), array([0.9867482], dtype=float32), array([0.9976328], dtype=float32), array([0.9973542], dtype=float32), array([0.99416935], dtype=float32), array([0.9935094], dtype=float32), array([0.997327], dtype=float32), array([0.9972439], dtype=float32), array([0.99628496], dtype=float32), array([0.99719965], dtype=float32), array([0.99758184], dtype=float32), array([0.98625445], dtype=float32), array([0.99744827], dtype=float32), array([0.99827576], dtype=float32), array([0.9973143], dtype=float32), array([0.9959847], dtype=float32), array([0.9888527], dtype=float32), array([0.9969814], dtype=float32), array([0.9836416], dtype=float32), array([0.9958065], dtype=float32), array([0.99603736], dtype=float32), array([0.99620795], dtype=float32), array([0.9980781], dtype=float32), array([0.997093], dtype=float32), array([0.9965455], dtype=float32), array([0.9986256], dtype=float32)]</text:p>
          </table:table-cell>
          <table:table-cell office:value-type="string" calcext:value-type="string">
            <text:p>[0.99363667]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array([0.993995], dtype=float32), array([0.9948999], dtype=float32), array([0.99799496], dtype=float32), array([0.9965858], dtype=float32), array([0.9983581], dtype=float32), array([0.9986538], dtype=float32), array([0.9952286], dtype=float32), array([0.9974011], dtype=float32), array([0.997288], dtype=float32), array([0.9982423], dtype=float32), array([0.9959799], dtype=float32), array([0.9979193], dtype=float32), array([0.99709606], dtype=float32), array([0.9972715], dtype=float32), array([0.9972078], dtype=float32), array([0.99713755], dtype=float32), array([0.9970887], dtype=float32), array([0.99334425], dtype=float32), array([0.99348295], dtype=float32), array([0.9977204], dtype=float32), array([0.9982357], dtype=float32), array([0.9958993], dtype=float32), array([0.9989439], dtype=float32), array([0.9989302], dtype=float32), array([0.9968111], dtype=float32), array([0.99674344], dtype=float32), array([0.9987853], dtype=float32), array([0.9990923], dtype=float32), array([0.9984093], dtype=float32), array([0.99865735], dtype=float32), array([0.9989978], dtype=float32), array([0.9960566], dtype=float32), array([0.99888384], dtype=float32), array([0.99914], dtype=float32), array([0.99881893], dtype=float32), array([0.99803483], dtype=float32), array([0.99614036], dtype=float32), array([0.9986017], dtype=float32), array([0.9917993], dtype=float32), array([0.99794745], dtype=float32), array([0.9984635], dtype=float32), array([0.99834394], dtype=float32), array([0.9990668], dtype=float32), array([0.9989464], dtype=float32), array([0.99854904], dtype=float32), array([0.9993883], dtype=float32), array([0.99904376], dtype=float32), array([0.9984002], dtype=float32), array([0.99658203], dtype=float32), array([0.9973945], dtype=float32), array([0.9968682], dtype=float32), array([0.9948609], dtype=float32), array([0.99634165], dtype=float32), array([0.99875814], dtype=float32), array([0.9971802], dtype=float32), array([0.99895495], dtype=float32), array([0.99882734], dtype=float32), array([0.99887294], dtype=float32), array([0.998556], dtype=float32), array([0.9979105], dtype=float32), array([0.9980186], dtype=float32), array([0.99901474], dtype=float32), array([0.9984491], dtype=float32), array([0.9974763], dtype=float32), array([0.99944454], dtype=float32), array([0.9978915], dtype=float32)]</text:p>
          </table:table-cell>
          <table:table-cell office:value-type="string" calcext:value-type="string">
            <text:p>[0.9975672]</text:p>
          </table:table-cell>
          <table:table-cell office:value-type="string" calcext:value-type="string">
            <text:p>2 class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27,24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array([0.9875883], dtype=float32), array([0.9874244], dtype=float32), array([0.9947844], dtype=float32), array([0.9888887], dtype=float32), array([0.99665916], dtype=float32), array([0.9971759], dtype=float32), array([0.98830897], dtype=float32), array([0.9949079], dtype=float32), array([0.99433315], dtype=float32), array([0.9956986], dtype=float32), array([0.9878889], dtype=float32), array([0.9956259], dtype=float32), array([0.98889494], dtype=float32), array([0.9940212], dtype=float32), array([0.9944734], dtype=float32), array([0.9912021], dtype=float32), array([0.98865545], dtype=float32), array([0.9860536], dtype=float32), array([0.9845633], dtype=float32), array([0.9956605], dtype=float32), array([0.9962777], dtype=float32), array([0.9867482], dtype=float32), array([0.9976328], dtype=float32), array([0.9973542], dtype=float32), array([0.99416935], dtype=float32), array([0.9935094], dtype=float32), array([0.997327], dtype=float32), array([0.9972439], dtype=float32), array([0.99628496], dtype=float32), array([0.99719965], dtype=float32), array([0.99758184], dtype=float32), array([0.98625445], dtype=float32), array([0.99744827], dtype=float32), array([0.99827576], dtype=float32), array([0.9973143], dtype=float32), array([0.9959847], dtype=float32), array([0.9888527], dtype=float32), array([0.9969814], dtype=float32), array([0.9836416], dtype=float32), array([0.9958065], dtype=float32), array([0.99603736], dtype=float32), array([0.99620795], dtype=float32), array([0.9980781], dtype=float32), array([0.997093], dtype=float32), array([0.9965455], dtype=float32), array([0.9986256], dtype=float32), array([0.9977616], dtype=float32), array([0.99663967], dtype=float32), array([0.9931831], dtype=float32), array([0.9945757], dtype=float32), array([0.99411625], dtype=float32), array([0.98863333], dtype=float32), array([0.9921455], dtype=float32), array([0.9974326], dtype=float32), array([0.9938097], dtype=float32), array([0.9978512], dtype=float32), array([0.9976346], dtype=float32), array([0.9975719], dtype=float32), array([0.9968598], dtype=float32), array([0.9955433], dtype=float32), array([0.99600583], dtype=float32), array([0.99782777], dtype=float32), array([0.99630237], dtype=float32), array([0.9943117], dtype=float32), array([0.9985474], dtype=float32), array([0.99515694], dtype=float32)]</text:p>
          </table:table-cell>
          <table:table-cell office:value-type="string" calcext:value-type="string">
            <text:p>[0.99423033]</text:p>
          </table:table-cell>
          <table:table-cell table:number-columns-repeated="2"/>
          <table:table-cell office:value-type="string" calcext:value-type="string">
            <text:p>[11,11]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435" calcext:value-type="float">
            <text:p>435</text:p>
          </table:table-cell>
          <table:table-cell office:value-type="float" office:value="345" calcext:value-type="float">
            <text:p>34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[0.9962193]</text:p>
          </table:table-cell>
          <table:table-cell office:value-type="string" calcext:value-type="string">
            <text:p>9 classe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[24, 27, 49, 43, 62, 21, 38, 74, 97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259" calcext:value-type="float">
            <text:p>259</text:p>
          </table:table-cell>
          <table:table-cell office:value-type="float" office:value="542" calcext:value-type="float">
            <text:p>54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[0.9908171]</text:p>
          </table:table-cell>
          <table:table-cell table:number-columns-repeated="2"/>
          <table:table-cell office:value-type="string" calcext:value-type="string">
            <text:p>[11, 11, 30, 26, 44, 12, 31, 29, 65]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652" calcext:value-type="float">
            <text:p>652</text:p>
          </table:table-cell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[0.99589336]</text:p>
          </table:table-cell>
          <table:table-cell office:value-type="string" calcext:value-type="string">
            <text:p>9 classes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[75, 152, 39, 68, 180, 10, 16, 62, 50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415" calcext:value-type="float">
            <text:p>415</text:p>
          </table:table-cell>
          <table:table-cell office:value-type="float" office:value="717" calcext:value-type="float">
            <text:p>71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[0.9901099]</text:p>
          </table:table-cell>
          <table:table-cell table:number-columns-repeated="2"/>
          <table:table-cell office:value-type="string" calcext:value-type="string">
            <text:p>[36, 71, 22, 44, 174, 5, 12, 24, 27]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-mask</text:p>
          </table:table-cell>
          <table:table-cell office:value-type="string" calcext:value-type="string">
            <text:p>1,0.01, 0.6, standard</text:p>
          </table:table-cell>
          <table:table-cell office:value-type="float" office:value="1010" calcext:value-type="float">
            <text:p>1010</text:p>
          </table:table-cell>
          <table:table-cell office:value-type="float" office:value="868" calcext:value-type="float">
            <text:p>86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[0.9940396]</text:p>
          </table:table-cell>
          <table:table-cell office:value-type="string" calcext:value-type="string">
            <text:p>18 classes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[26, 27, 44, 43, 57, 19, 36, 69, 85, 69, 131, 40, 67, 181, 8, 15, 50, 43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674" calcext:value-type="float">
            <text:p>674</text:p>
          </table:table-cell>
          <table:table-cell office:value-type="float" office:value="1202" calcext:value-type="float">
            <text:p>120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[0.9902798]</text:p>
          </table:table-cell>
          <table:table-cell table:number-columns-repeated="2"/>
          <table:table-cell office:value-type="string" calcext:value-type="string">
            <text:p>[16, 10, 26, 30, 42, 13, 29, 30, 63, 36, 71, 22, 44, 174, 5, 12, 24, 27]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1078" calcext:value-type="float">
            <text:p>1078</text:p>
          </table:table-cell>
          <table:table-cell office:value-type="float" office:value="797" calcext:value-type="float">
            <text:p>79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[0.9960105]</text:p>
          </table:table-cell>
          <table:table-cell office:value-type="string" calcext:value-type="string">
            <text:p>18 classes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[30, 28, 45, 44, 60, 19, 36, 75, 89, 75, 152, 39, 68, 180, 10, 16, 62, 50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674" calcext:value-type="float">
            <text:p>674</text:p>
          </table:table-cell>
          <table:table-cell office:value-type="float" office:value="1202" calcext:value-type="float">
            <text:p>120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[0.9903304]</text:p>
          </table:table-cell>
          <table:table-cell table:number-columns-repeated="2"/>
          <table:table-cell office:value-type="string" calcext:value-type="string">
            <text:p>[16, 10, 26, 30, 42, 13, 29, 30, 63, 36, 71, 22, 44, 174, 5, 12, 24, 27]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1105" calcext:value-type="float">
            <text:p>1105</text:p>
          </table:table-cell>
          <table:table-cell office:value-type="float" office:value="774" calcext:value-type="float">
            <text:p>77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[0.99595463]</text:p>
          </table:table-cell>
          <table:table-cell office:value-type="string" calcext:value-type="string">
            <text:p>18 classes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[24, 27, 49, 43, 62, 21, 38, 74, 97, 81, 158, 44, 69, 182, 9, 18, 61, 48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-mask</text:p>
          </table:table-cell>
          <table:table-cell office:value-type="string" calcext:value-type="string">
            <text:p>1,0.01, 0.6, standard</text:p>
          </table:table-cell>
          <table:table-cell office:value-type="float" office:value="1030" calcext:value-type="float">
            <text:p>1030</text:p>
          </table:table-cell>
          <table:table-cell office:value-type="float" office:value="853" calcext:value-type="float">
            <text:p>85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[0.99482954]</text:p>
          </table:table-cell>
          <table:table-cell table:number-columns-repeated="2"/>
          <table:table-cell office:value-type="string" calcext:value-type="string">
            <text:p>[23, 29, 49, 40, 61, 19, 37, 65, 86, 77, 133, 42, 66, 182, 9, 17, 52, 43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689" calcext:value-type="float">
            <text:p>689</text:p>
          </table:table-cell>
          <table:table-cell office:value-type="float" office:value="1189" calcext:value-type="float">
            <text:p>118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[0.99023855]</text:p>
          </table:table-cell>
          <table:table-cell table:number-columns-repeated="2"/>
          <table:table-cell office:value-type="string" calcext:value-type="string">
            <text:p>[11, 11, 30, 26, 44, 12, 31, 29, 65, 44, 80, 21, 41, 174, 6, 10, 28, 26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2">
            <text:p>Adversarial examples normal mask</text:p>
          </table:table-cell>
          <table:covered-table-cell table:style-name="ce4"/>
          <table:table-cell office:value-type="string" calcext:value-type="string" table:number-columns-spanned="1" table:number-rows-spanned="2">
            <text:p>And</text:p>
          </table:table-cell>
          <table:table-cell office:value-type="string" calcext:value-type="string" table:number-columns-spanned="2" table:number-rows-spanned="2">
            <text:p>Adversarial examples 1 – mask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float" office:value="3" calcext:value-type="float" table:number-columns-spanned="2" table:number-rows-spanned="2">
            <text:p>3</text:p>
          </table:table-cell>
          <table:covered-table-cell table:style-name="ce4"/>
          <table:table-cell office:value-type="float" office:value="771" calcext:value-type="float" table:number-columns-spanned="1" table:number-rows-spanned="2">
            <text:p>771</text:p>
          </table:table-cell>
          <table:table-cell office:value-type="float" office:value="82" calcext:value-type="float" table:number-columns-spanned="2" table:number-rows-spanned="2">
            <text:p>82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[0.99569035]</text:p>
          </table:table-cell>
          <table:covered-table-cell table:style-name="ce4"/>
          <table:table-cell office:value-type="string" calcext:value-type="string">
            <text:p>Normal Mask: [0.9959557]</text:p>
          </table:table-cell>
          <table:table-cell office:value-type="string" calcext:value-type="string" table:number-columns-spanned="2" table:number-rows-spanned="1">
            <text:p>[0.99290687]</text:p>
          </table:table-cell>
          <table:covered-table-cell table:style-name="ce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 – mask: [0.9940775]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.9993297]</text:p>
          </table:table-cell>
          <table:table-cell office:value-type="string" calcext:value-type="string">
            <text:p>1 class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-mask</text:p>
          </table:table-cell>
          <table:table-cell office:value-type="string" calcext:value-type="string">
            <text:p>1,0.01, 0.6, standard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.9965312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ooth_grad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.9956482]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2">
            <text:p>Adversarial examples normal mask</text:p>
          </table:table-cell>
          <table:covered-table-cell table:style-name="ce4"/>
          <table:table-cell office:value-type="string" calcext:value-type="string" table:number-columns-spanned="1" table:number-rows-spanned="2">
            <text:p>And</text:p>
          </table:table-cell>
          <table:table-cell office:value-type="string" calcext:value-type="string" table:number-columns-spanned="2" table:number-rows-spanned="2">
            <text:p>Adversarial examples 1 – mask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float" office:value="0" calcext:value-type="float" table:number-columns-spanned="2" table:number-rows-spanned="2">
            <text:p>0</text:p>
          </table:table-cell>
          <table:covered-table-cell table:style-name="ce4"/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3" calcext:value-type="float" table:number-columns-spanned="2" table:number-rows-spanned="2">
            <text:p>13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[0.99926215]</text:p>
          </table:table-cell>
          <table:covered-table-cell table:style-name="ce4"/>
          <table:table-cell office:value-type="string" calcext:value-type="string">
            <text:p>Normal Mask: [0.9993748]</text:p>
          </table:table-cell>
          <table:table-cell office:value-type="string" calcext:value-type="string" table:number-columns-spanned="2" table:number-rows-spanned="1">
            <text:p>[0.99794215]</text:p>
          </table:table-cell>
          <table:covered-table-cell table:style-name="ce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 – mask: [0.9977079]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1310" calcext:value-type="float">
            <text:p>1310</text:p>
          </table:table-cell>
          <table:table-cell office:value-type="float" office:value="554" calcext:value-type="float">
            <text:p>554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[0.9988563]</text:p>
          </table:table-cell>
          <table:table-cell office:value-type="string" calcext:value-type="string">
            <text:p>18 class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[36, 34, 56, 58, 75, 21, 41, 88, 108, 101, 194, 54, 94, 183, 15, 18, 77, 57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-mask</text:p>
          </table:table-cell>
          <table:table-cell office:value-type="string" calcext:value-type="string">
            <text:p>1,0.01, 0.6, standard</text:p>
          </table:table-cell>
          <table:table-cell office:value-type="float" office:value="957" calcext:value-type="float">
            <text:p>957</text:p>
          </table:table-cell>
          <table:table-cell office:value-type="float" office:value="909" calcext:value-type="float">
            <text:p>90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[0.99188656]</text:p>
          </table:table-cell>
          <table:table-cell table:number-columns-repeated="2"/>
          <table:table-cell office:value-type="string" calcext:value-type="string">
            <text:p>[24, 21, 43, 38, 56, 15, 36, 48, 83, 74, 139, 36, 59, 182, 7, 14, 41, 41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ooth_grad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681" calcext:value-type="float">
            <text:p>681</text:p>
          </table:table-cell>
          <table:table-cell office:value-type="float" office:value="1188" calcext:value-type="float">
            <text:p>118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[0.9900074]</text:p>
          </table:table-cell>
          <table:table-cell table:number-columns-repeated="2"/>
          <table:table-cell office:value-type="string" calcext:value-type="string">
            <text:p>[14, 7, 28, 33, 42, 11, 32, 27, 67, 43, 79, 19, 40, 175, 4, 10, 23, 27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2">
            <text:p>Adversarial examples normal mask</text:p>
          </table:table-cell>
          <table:covered-table-cell table:style-name="ce4"/>
          <table:table-cell office:value-type="string" calcext:value-type="string" table:number-columns-spanned="1" table:number-rows-spanned="2">
            <text:p>And</text:p>
          </table:table-cell>
          <table:table-cell office:value-type="string" calcext:value-type="string" table:number-columns-spanned="2" table:number-rows-spanned="2">
            <text:p>Adversarial examples 1 – mask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float" office:value="5" calcext:value-type="float" table:number-columns-spanned="2" table:number-rows-spanned="2">
            <text:p>5</text:p>
          </table:table-cell>
          <table:covered-table-cell table:style-name="ce4"/>
          <table:table-cell office:value-type="float" office:value="549" calcext:value-type="float" table:number-columns-spanned="1" table:number-rows-spanned="2">
            <text:p>549</text:p>
          </table:table-cell>
          <table:table-cell office:value-type="float" office:value="360" calcext:value-type="float" table:number-columns-spanned="2" table:number-rows-spanned="2">
            <text:p>360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[0.99730015]</text:p>
          </table:table-cell>
          <table:table-cell/>
          <table:table-cell office:value-type="string" calcext:value-type="string">
            <text:p>Normal Mask: [0.9988704]</text:p>
          </table:table-cell>
          <table:table-cell office:value-type="string" calcext:value-type="string">
            <text:p>[0.99274945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 – mask: [0.9913217]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Normal mask</text:p>
          </table:table-cell>
          <table:table-cell office:value-type="string" calcext:value-type="string">
            <text:p>1,0.01, 0.6, standard</text:p>
          </table:table-cell>
          <table:table-cell office:value-type="float" office:value="1312" calcext:value-type="float">
            <text:p>1312</text:p>
          </table:table-cell>
          <table:table-cell office:value-type="float" office:value="550" calcext:value-type="float">
            <text:p>5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6" office:value-type="string" calcext:value-type="string">
            <text:p>[0.99885345]</text:p>
          </table:table-cell>
          <table:table-cell office:value-type="string" calcext:value-type="string">
            <text:p>18 class</text:p>
          </table:table-cell>
          <table:table-cell office:value-type="float" office:value="2033" calcext:value-type="float">
            <text:p>2033</text:p>
          </table:table-cell>
          <table:table-cell table:style-name="ce5" office:value-type="string" calcext:value-type="string">
            <text:p>[35, 34, 57, 58, 74, 20, 41, 88, 111, 102, 194, 53, 94, 183, 15, 18, 77, 58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ooth_grad</text:p>
          </table:table-cell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-mask</text:p>
          </table:table-cell>
          <table:table-cell office:value-type="string" calcext:value-type="string">
            <text:p>1,0.01, 0.6, standard</text:p>
          </table:table-cell>
          <table:table-cell office:value-type="float" office:value="957" calcext:value-type="float">
            <text:p>957</text:p>
          </table:table-cell>
          <table:table-cell office:value-type="float" office:value="910" calcext:value-type="float">
            <text:p>91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6" office:value-type="string" calcext:value-type="string">
            <text:p>[0.99184144]</text:p>
          </table:table-cell>
          <table:table-cell table:number-columns-repeated="2"/>
          <table:table-cell office:value-type="string" calcext:value-type="string">
            <text:p>[24, 21, 43, 38, 57, 15, 36, 48, 83, 74, 138, 37, 58, 182, 7, 14, 41, 41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ooth_grad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,0.01, 0.6, standard</text:p>
          </table:table-cell>
          <table:table-cell office:value-type="float" office:value="681" calcext:value-type="float">
            <text:p>681</text:p>
          </table:table-cell>
          <table:table-cell office:value-type="float" office:value="1188" calcext:value-type="float">
            <text:p>1188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6" office:value-type="string" calcext:value-type="string">
            <text:p>[0.9901011]</text:p>
          </table:table-cell>
          <table:table-cell table:number-columns-repeated="2"/>
          <table:table-cell office:value-type="string" calcext:value-type="string">
            <text:p>[14, 7, 28, 33, 42, 11, 32, 27, 67, 43, 79, 19, 40, 175, 4, 10, 23, 27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2">
            <text:p>Adversarial examples normal mask</text:p>
          </table:table-cell>
          <table:covered-table-cell table:style-name="ce4"/>
          <table:table-cell office:value-type="string" calcext:value-type="string" table:number-columns-spanned="1" table:number-rows-spanned="2">
            <text:p>And</text:p>
          </table:table-cell>
          <table:table-cell office:value-type="string" calcext:value-type="string" table:number-columns-spanned="2" table:number-rows-spanned="2">
            <text:p>Adversarial examples 1 – mask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office:value-type="float" office:value="5" calcext:value-type="float" table:number-columns-spanned="2" table:number-rows-spanned="2">
            <text:p>5</text:p>
          </table:table-cell>
          <table:covered-table-cell table:style-name="ce4"/>
          <table:table-cell office:value-type="float" office:value="545" calcext:value-type="float" table:number-columns-spanned="1" table:number-rows-spanned="2">
            <text:p>545</text:p>
          </table:table-cell>
          <table:table-cell office:value-type="float" office:value="365" calcext:value-type="float" table:number-columns-spanned="2" table:number-rows-spanned="2">
            <text:p>365</text:p>
          </table:table-cell>
          <table:covered-table-cell table:style-name="ce4"/>
          <table:table-cell table:number-columns-repeated="1017"/>
        </table:table-row>
        <table:table-row table:style-name="ro1">
          <table:table-cell/>
          <table:covered-table-cell table:number-columns-repeated="5" table:style-name="ce4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[0.9979436]</text:p>
          </table:table-cell>
          <table:table-cell/>
          <table:table-cell office:value-type="string" calcext:value-type="string">
            <text:p>Normal Mask:[0.99886185]</text:p>
          </table:table-cell>
          <table:table-cell table:style-name="ce6" office:value-type="string" calcext:value-type="string">
            <text:p>[0.99258614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 – mask: [0.99134266]</text:p>
          </table:table-cell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style-name="ce2" office:value-type="string" calcext:value-type="string">
            <text:p>smooth_grad</text:p>
          </table:table-cell>
          <table:table-cell table:number-columns-repeated="2" table:style-name="ce2" office:value-type="string" calcext:value-type="string">
            <text:p>resnet50</text:p>
          </table:table-cell>
          <table:table-cell table:style-name="ce2" office:value-type="string" calcext:value-type="string">
            <text:p>1,0.01, 0.6, standard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[0.9993297]</text:p>
          </table:table-cell>
          <table:table-cell table:style-name="ce2" office:value-type="string" calcext:value-type="string">
            <text:p>1 class</text:p>
          </table:table-cell>
          <table:table-cell table:style-name="ce2" office:value-type="float" office:value="50" calcext:value-type="float">
            <text:p>50</text:p>
          </table:table-cell>
          <table:table-cell table:style-name="ce3"/>
          <table:table-cell table:style-name="ce2" office:value-type="string" calcext:value-type="string">
            <text:p>Normal mask</text:p>
          </table:table-cell>
          <table:table-cell table:style-name="ce3" table:number-columns-repeated="13"/>
          <table:table-cell table:style-name="Default" table:number-columns-repeated="997"/>
        </table:table-row>
        <table:table-row table:style-name="ro2">
          <table:table-cell table:style-name="ce2" office:value-type="string" calcext:value-type="string">
            <text:p>smooth_grad</text:p>
          </table:table-cell>
          <table:table-cell table:number-columns-repeated="2" table:style-name="ce2" office:value-type="string" calcext:value-type="string">
            <text:p>resnet50</text:p>
          </table:table-cell>
          <table:table-cell table:style-name="ce2" office:value-type="string" calcext:value-type="string">
            <text:p>1,0.01, 0.6, standard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[0.9965312]</text:p>
          </table:table-cell>
          <table:table-cell table:style-name="ce3" table:number-columns-repeated="3"/>
          <table:table-cell table:style-name="ce2" office:value-type="string" calcext:value-type="string">
            <text:p>1-mask</text:p>
          </table:table-cell>
          <table:table-cell table:style-name="ce3" table:number-columns-repeated="13"/>
          <table:table-cell table:style-name="Default" table:number-columns-repeated="997"/>
        </table:table-row>
        <table:table-row table:style-name="ro2">
          <table:table-cell table:style-name="ce2" office:value-type="string" calcext:value-type="string">
            <text:p>smooth_grad</text:p>
          </table:table-cell>
          <table:table-cell table:style-name="ce2" office:value-type="string" calcext:value-type="string">
            <text:p>resnet5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1,0.01, 0.6, standar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[0.9956482]</text:p>
          </table:table-cell>
          <table:table-cell table:style-name="ce3" table:number-columns-repeated="17"/>
          <table:table-cell table:style-name="Default" table:number-columns-repeated="997"/>
        </table:table-row>
        <table:table-row table:style-name="ro1">
          <table:table-cell table:style-name="ce3" table:number-columns-repeated="26"/>
          <table:table-cell table:style-name="Default" table:number-columns-repeated="997"/>
        </table:table-row>
        <table:table-row table:style-name="ro1">
          <table:table-cell table:style-name="ce3"/>
          <table:table-cell table:style-name="ce2" office:value-type="string" calcext:value-type="string" table:number-columns-spanned="2" table:number-rows-spanned="2">
            <text:p>Adversarial examples normal mask</text:p>
          </table:table-cell>
          <table:covered-table-cell table:style-name="Default"/>
          <table:table-cell table:style-name="ce2" office:value-type="string" calcext:value-type="string" table:number-columns-spanned="1" table:number-rows-spanned="2">
            <text:p>And</text:p>
          </table:table-cell>
          <table:table-cell table:style-name="ce2" office:value-type="string" calcext:value-type="string" table:number-columns-spanned="2" table:number-rows-spanned="2">
            <text:p>Adversarial examples 1 – mask</text:p>
          </table:table-cell>
          <table:covered-table-cell table:style-name="Default"/>
          <table:table-cell table:style-name="ce3" table:number-columns-repeated="20"/>
          <table:table-cell table:style-name="Default" table:number-columns-repeated="997"/>
        </table:table-row>
        <table:table-row table:style-name="ro1">
          <table:table-cell table:style-name="ce3"/>
          <table:covered-table-cell table:number-columns-repeated="5" table:style-name="Default"/>
          <table:table-cell table:style-name="ce3" table:number-columns-repeated="20"/>
          <table:table-cell table:style-name="Default" table:number-columns-repeated="997"/>
        </table:table-row>
        <table:table-row table:style-name="ro1">
          <table:table-cell table:style-name="ce3"/>
          <table:table-cell table:style-name="ce2" office:value-type="float" office:value="6" calcext:value-type="float" table:number-columns-spanned="2" table:number-rows-spanned="2">
            <text:p>6</text:p>
          </table:table-cell>
          <table:covered-table-cell table:style-name="Default"/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2" office:value-type="float" office:value="1" calcext:value-type="float" table:number-columns-spanned="2" table:number-rows-spanned="2">
            <text:p>1</text:p>
          </table:table-cell>
          <table:covered-table-cell table:style-name="Default"/>
          <table:table-cell table:style-name="ce3" table:number-columns-repeated="20"/>
          <table:table-cell table:style-name="Default" table:number-columns-repeated="997"/>
        </table:table-row>
        <table:table-row table:style-name="ro1">
          <table:table-cell table:style-name="ce3"/>
          <table:covered-table-cell table:number-columns-repeated="5" table:style-name="Default"/>
          <table:table-cell table:style-name="ce3" table:number-columns-repeated="20"/>
          <table:table-cell table:style-name="Default" table:number-columns-repeated="997"/>
        </table:table-row>
        <table:table-row table:style-name="ro2">
          <table:table-cell table:style-name="ce3"/>
          <table:table-cell table:style-name="ce2" office:value-type="string" calcext:value-type="string" table:number-columns-spanned="2" table:number-rows-spanned="1">
            <text:p>[0.99926215]</text:p>
          </table:table-cell>
          <table:covered-table-cell table:style-name="Default"/>
          <table:table-cell table:style-name="ce2" office:value-type="string" calcext:value-type="string">
            <text:p>Normal Mask: [0.9993748]</text:p>
          </table:table-cell>
          <table:table-cell table:style-name="ce2" office:value-type="string" calcext:value-type="string" table:number-columns-spanned="2" table:number-rows-spanned="1">
            <text:p>[0.99794215]</text:p>
          </table:table-cell>
          <table:covered-table-cell table:style-name="Default"/>
          <table:table-cell table:style-name="ce3" table:number-columns-repeated="20"/>
          <table:table-cell table:style-name="Default" table:number-columns-repeated="997"/>
        </table:table-row>
        <table:table-row table:style-name="ro2">
          <table:table-cell table:style-name="ce3" table:number-columns-repeated="3"/>
          <table:table-cell table:style-name="ce2" office:value-type="string" calcext:value-type="string">
            <text:p>1 – mask: [0.9977079]</text:p>
          </table:table-cell>
          <table:table-cell table:style-name="ce3" table:number-columns-repeated="22"/>
          <table:table-cell table:style-name="Default" table:number-columns-repeated="997"/>
        </table:table-row>
        <table:table-row table:style-name="ro1" table:number-rows-repeated="3">
          <table:table-cell table:style-name="Default" table:number-columns-repeated="1023"/>
        </table:table-row>
        <table:table-row table:style-name="ro1">
          <table:table-cell table:style-name="Default" table:number-columns-repeated="3"/>
          <table:table-cell table:style-name="Default" office:value-type="float" office:value="29" calcext:value-type="float">
            <text:p>29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table:number-columns-repeated="1019"/>
        </table:table-row>
      </table:table>
      <table:table table:name="resnet50" table:style-name="ta2">
        <table:table-column table:style-name="co2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5" table:default-cell-style-name="ce6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odel 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FGSM (steps, step_adv, eps, type)</text:p>
          </table:table-cell>
          <table:table-cell office:value-type="string" calcext:value-type="string">
            <text:p>Correctly Classified Advs Ex</text:p>
          </table:table-cell>
          <table:table-cell office:value-type="string" calcext:value-type="string">
            <text:p>Incorrectly Classified Adv Ex (Correctly classified without attack)</text:p>
          </table:table-cell>
          <table:table-cell office:value-type="string" calcext:value-type="string">
            <text:p>Incorrect Example (Incorrectly classified even without attack)</text:p>
          </table:table-cell>
          <table:table-cell table:style-name="Default" office:value-type="string" calcext:value-type="string">
            <text:p>Using Pytorch - SSIM between adversarial examples and original images</text:p>
          </table:table-cell>
          <table:table-cell table:style-name="Default" office:value-type="string" calcext:value-type="string">
            <text:p>Using Pytorch – Average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,0.01, 0.6, standard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5573], dtype=float32), array([0.98919314], dtype=float32), array([0.9976052], dtype=float32), array([0.99602365], dtype=float32), array([0.9974592], dtype=float32), array([0.992115], dtype=float32), array([0.9985665], dtype=float32), array([0.99441755], dtype=float32), array([0.9949561], dtype=float32), array([0.998192], dtype=float32), array([0.9959196], dtype=float32), array([0.9996387], dtype=float32), array([0.9973332], dtype=float32), array([0.996158], dtype=float32), array([0.99637276], dtype=float32), array([0.9978477], dtype=float32), array([0.9976705], dtype=float32), array([0.9979381], dtype=float32), array([0.9937438], dtype=float32), array([0.99777555], dtype=float32), array([0.9974602], dtype=float32), array([0.9972026], dtype=float32), array([0.9975957], dtype=float32), array([0.9951739], dtype=float32), array([0.9977523], dtype=float32), array([0.99786556], dtype=float32)]</text:p>
          </table:table-cell>
          <table:table-cell office:value-type="string" calcext:value-type="string">
            <text:p>[0.99644417]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55706], dtype=float32), array([0.98862743], dtype=float32), array([0.9975403], dtype=float32), array([0.99598676], dtype=float32), array([0.9974335], dtype=float32), array([0.99210984], dtype=float32), array([0.9985342], dtype=float32), array([0.99425626], dtype=float32), array([0.99495274], dtype=float32), array([0.9981831], dtype=float32), array([0.99591935], dtype=float32), array([0.9932005], dtype=float32), array([0.9969586], dtype=float32), array([0.99615395], dtype=float32), array([0.9963704], dtype=float32), array([0.9976765], dtype=float32), array([0.99763954], dtype=float32), array([0.99793226], dtype=float32), array([0.99374014], dtype=float32), array([0.9977722], dtype=float32), array([0.99745935], dtype=float32), array([0.99719703], dtype=float32), array([0.9974172], dtype=float32), array([0.9951684], dtype=float32), array([0.9977158], dtype=float32), array([0.99779576], dtype=float32)]</text:p>
          </table:table-cell>
          <table:table-cell office:value-type="string" calcext:value-type="string">
            <text:p>[0.99612737]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,0.02, 0.6, standard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833398], dtype=float32), array([0.98546743], dtype=float32), array([0.99106395], dtype=float32), array([0.9844814], dtype=float32), array([0.9594712], dtype=float32), array([0.9931815], dtype=float32), array([0.9920397], dtype=float32), array([0.9791162], dtype=float32), array([0.99177593], dtype=float32), array([0.9985741], dtype=float32), array([0.9903161], dtype=float32), array([0.98339784], dtype=float32), array([0.99171156], dtype=float32), array([0.98634994], dtype=float32), array([0.9925615], dtype=float32), array([0.98964167], dtype=float32), array([0.9910319], dtype=float32), array([0.9700472], dtype=float32), array([0.9762317], dtype=float32), array([0.9866039], dtype=float32), array([0.98197377], dtype=float32), array([0.9920208], dtype=float32), array([0.9847296], dtype=float32), array([0.986726], dtype=float32), array([0.9899293], dtype=float32), array([0.9909801], dtype=float32), array([0.988838], dtype=float32), array([0.99873364], dtype=float32), array([0.9809965], dtype=float32), array([0.9947023], dtype=float32), array([0.99062717], dtype=float32)]</text:p>
          </table:table-cell>
          <table:table-cell office:value-type="string" calcext:value-type="string">
            <text:p>[0.98698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833318], dtype=float32), array([0.9854566], dtype=float32), array([0.99084234], dtype=float32), array([0.9844807], dtype=float32), array([0.9573693], dtype=float32), array([0.9931508], dtype=float32), array([0.9918108], dtype=float32), array([0.97854596], dtype=float32), array([0.9917647], dtype=float32), array([0.97467744], dtype=float32), array([0.99022615], dtype=float32), array([0.98334676], dtype=float32), array([0.99158484], dtype=float32), array([0.9863412], dtype=float32), array([0.9925427], dtype=float32), array([0.98962545], dtype=float32), array([0.99041706], dtype=float32), array([0.9700299], dtype=float32), array([0.97621924], dtype=float32), array([0.98659384], dtype=float32), array([0.98195237], dtype=float32), array([0.9914187], dtype=float32), array([0.98459196], dtype=float32), array([0.9867178], dtype=float32), array([0.98866695], dtype=float32), array([0.9908686], dtype=float32), array([0.98862314], dtype=float32), array([0.98703504], dtype=float32), array([0.9809821], dtype=float32), array([0.9945963], dtype=float32), array([0.99062395], dtype=float32)]</text:p>
          </table:table-cell>
          <table:table-cell office:value-type="string" calcext:value-type="string">
            <text:p>[0.9856269]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"/>
        </table:table-row>
        <table:table-row table:style-name="ro4">
          <table:table-cell/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,0.005, 0.6, standard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9427], dtype=float32), array([0.99941194], dtype=float32), array([0.99946606], dtype=float32), array([0.99945295], dtype=float32), array([0.9989634], dtype=float32), array([0.9985724], dtype=float32), array([0.99876785], dtype=float32), array([0.99887], dtype=float32), array([0.999386], dtype=float32), array([0.99799687], dtype=float32), array([0.9984162], dtype=float32), array([0.9972464], dtype=float32), array([0.99942046], dtype=float32), array([0.9993854], dtype=float32)]</text:p>
          </table:table-cell>
          <table:table-cell office:value-type="string" calcext:value-type="string">
            <text:p>[0.9989131]</text:p>
          </table:table-cell>
          <table:table-cell table:number-columns-repeated="3"/>
          <table:table-cell table:style-name="ce6" office:value-type="string" calcext:value-type="string">
            <text:p>[0.9999975097779539, 0.9999747821517789, 0.9999967158462739, 0.9999482261349407, 0.9999359250793984, 0.9994088484640525, 0.9999979154253532, 0.9999843214784675, 0.9999999799880586, 0.9999978883112215, 0.9999994768864605, 0.999171940906428, 0.9999813393927784, 0.99999090105619, 0.9999035651502852, 0.9999987455940593]</text:p>
          </table:table-cell>
          <table:table-cell table:style-name="ce6" office:value-type="float" office:value="0.999893005102731" calcext:value-type="float">
            <text:p>0.9998930051</text:p>
          </table:table-cell>
          <table:table-cell table:style-name="ce7" office:value-type="string" calcext:value-type="string">
            <text:p>Screenshot1: 0.9994088484640525, Screenshot2: 0.999171940906428</text:p>
          </table:table-cell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5, 0.6, stand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rray([0.99942607], dtype=float32), array([0.9994039], dtype=float32), array([0.9994645], dtype=float32), array([0.9994343], dtype=float32), array([0.9989634], dtype=float32), array([0.99853027], dtype=float32), array([0.9987664], dtype=float32), array([0.9988694], dtype=float32), array([0.9993694], dtype=float32), array([0.9979956], dtype=float32), array([0.9984153], dtype=float32), array([0.99710196], dtype=float32), array([0.9994108], dtype=float32), array([0.9993377], dtype=float32)]</text:p>
          </table:table-cell>
          <table:table-cell office:value-type="string" calcext:value-type="string">
            <text:p>[0.99889195]</text:p>
          </table:table-cell>
          <table:table-cell table:number-columns-repeated="6"/>
        </table:table-row>
      </table:table>
      <table:table table:name="inception" table:style-name="ta2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odel 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FGSM (steps, step_adv, eps, type)</text:p>
          </table:table-cell>
          <table:table-cell office:value-type="string" calcext:value-type="string">
            <text:p>Correctly Classified Advs Ex</text:p>
          </table:table-cell>
          <table:table-cell office:value-type="string" calcext:value-type="string">
            <text:p>Incorrectly Classified Adv Ex (Correctly classified without attack)</text:p>
          </table:table-cell>
          <table:table-cell office:value-type="string" calcext:value-type="string">
            <text:p>Incorrect Example (Incorrectly classified even without attack)</text:p>
          </table:table-cell>
          <table:table-cell office:value-type="string" calcext:value-type="string">
            <text:p>SSIM between common adversarial examples and original images</text:p>
          </table:table-cell>
          <table:table-cell office:value-type="string" calcext:value-type="string">
            <text:p>Average</text:p>
          </table:table-cell>
        </table:table-row>
        <table:table-row table:style-name="ro5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1, 0.6, stand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[0.99685637370272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[0.9968441951846733]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01, 0.6, stand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1, 0.6, stand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[0.987973419214394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[0.9879296627547287]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05, 0.6, stand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[0.9992038483196249]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5, 0.6, stand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[0.999200703340306]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0.01, 0.6, itera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[0.897080168140136]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0.01, 0.6, iter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[0.8973184212014552]</text:p>
          </table:table-cell>
          <table:table-cell/>
        </table:table-row>
        <table:table-row table:style-name="ro6">
          <table:table-cell table:number-columns-repeated="9"/>
        </table:table-row>
      </table:table>
      <table:table table:name="Other" table:style-name="ta2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1, 0.6, iterative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 0.01, 0.6, iterativ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5, 0.6, iterative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1, 0.6, iterative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 0.01, 0.6. iterativ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1, 0.6, iterative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 0.01, 0.6, iterative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08, 0.6, iterative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 0.008, 0.6, iterative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 0.02, 0.6, iterative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 0.02, 0.6, iterativ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1, 0.6, standar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1, 0.6, standar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1, 0.6, standar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,0.0005, 0.6, standar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05, 0.6, standar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resnet50</text:p>
          </table:table-cell>
          <table:table-cell office:value-type="string" calcext:value-type="string">
            <text:p>1,0.0005, 0.6, standar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05, 0.6, standard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Gaussian" table:style-name="ta1">
        <table:table-column table:style-name="co2" table:number-columns-repeated="3" table:default-cell-style-name="Default"/>
        <table:table-column table:style-name="co16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aliency Type</text:p>
          </table:table-cell>
          <table:table-cell office:value-type="string" calcext:value-type="string">
            <text:p>Model </text:p>
          </table:table-cell>
          <table:table-cell office:value-type="string" calcext:value-type="string">
            <text:p>Saliency Model</text:p>
          </table:table-cell>
          <table:table-cell office:value-type="string" calcext:value-type="string">
            <text:p>Mask Type</text:p>
          </table:table-cell>
          <table:table-cell office:value-type="string" calcext:value-type="string">
            <text:p>Attack: Gaussian (steps, mean, sigma, Mode)</text:p>
          </table:table-cell>
          <table:table-cell office:value-type="string" calcext:value-type="string">
            <text:p>Correctly Classified Advs Ex</text:p>
          </table:table-cell>
          <table:table-cell office:value-type="string" calcext:value-type="string">
            <text:p>Incorrectly Classified Adv Ex (Correctly classified without attack)</text:p>
          </table:table-cell>
          <table:table-cell office:value-type="string" calcext:value-type="string">
            <text:p>Incorrect Example (Incorrectly classified even without attack)</text:p>
          </table:table-cell>
          <table:table-cell office:value-type="string" calcext:value-type="string">
            <text:p>SSIM between adversarial examples and original images</text:p>
          </table:table-cell>
          <table:table-cell office:value-type="string" calcext:value-type="string">
            <text:p><text:s/>Average SSIM</text:p>
          </table:table-cell>
          <table:table-cell office:value-type="string" calcext:value-type="string">
            <text:p>Number of Classes</text:p>
          </table:table-cell>
          <table:table-cell office:value-type="string" calcext:value-type="string">
            <text:p>Number of Images</text:p>
          </table:table-cell>
          <table:table-cell office:value-type="string" calcext:value-type="string">
            <text:p>Correctly Classified Adversarial examples within each class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0.8,standard</text:p>
          </table:table-cell>
          <table:table-cell table:style-name="ce8" office:value-type="float" office:value="1488" calcext:value-type="float">
            <text:p>1488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221" calcext:value-type="float">
            <text:p>221</text:p>
          </table:table-cell>
          <table:table-cell table:style-name="ce5"/>
          <table:table-cell table:style-name="ce5" office:value-type="string" calcext:value-type="string">
            <text:p>[0.68719244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6, 34, 60, 63, 76, 26, 41, 96, 137, 112, 217, 71, 101, 186, 20, 20, 124, 58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0.8,standard</text:p>
          </table:table-cell>
          <table:table-cell table:style-name="ce8" office:value-type="float" office:value="1509" calcext:value-type="float">
            <text:p>1509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204" calcext:value-type="float">
            <text:p>204</text:p>
          </table:table-cell>
          <table:table-cell table:style-name="ce5"/>
          <table:table-cell table:style-name="ce6" office:value-type="string" calcext:value-type="string">
            <text:p>[0.30593327]</text:p>
          </table:table-cell>
          <table:table-cell table:style-name="ce8" table:number-columns-repeated="2"/>
          <table:table-cell table:style-name="ce5" office:value-type="string" calcext:value-type="string">
            <text:p>[47, 36, 74, 63, 74, 24, 40, 103, 137, 118, 216, 75, 88, 185, 22, 19, 133, 55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0.8,standard</text:p>
          </table:table-cell>
          <table:table-cell table:style-name="ce8" office:value-type="float" office:value="1283" calcext:value-type="float">
            <text:p>1283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225" calcext:value-type="float">
            <text:p>225</text:p>
          </table:table-cell>
          <table:table-cell table:style-name="ce5"/>
          <table:table-cell table:style-name="ce6" office:value-type="string" calcext:value-type="string">
            <text:p>[0.2540686]</text:p>
          </table:table-cell>
          <table:table-cell table:style-name="ce8" table:number-columns-repeated="2"/>
          <table:table-cell table:style-name="ce5" office:value-type="string" calcext:value-type="string">
            <text:p>[40, 27, 65, 63, 69, 19, 38, 62, 125, 84, 182, 72, 79, 164, 22, 11, 111, 50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35" calcext:value-type="float" table:number-columns-spanned="2" table:number-rows-spanned="2">
            <text:p>135</text:p>
          </table:table-cell>
          <table:covered-table-cell/>
          <table:table-cell office:value-type="float" office:value="189" calcext:value-type="float" table:number-columns-spanned="1" table:number-rows-spanned="2">
            <text:p>189</text:p>
          </table:table-cell>
          <table:table-cell office:value-type="float" office:value="131" calcext:value-type="float" table:number-columns-spanned="2" table:number-rows-spanned="2">
            <text:p>131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[0.73684305]</text:p>
          </table:table-cell>
          <table:table-cell/>
          <table:table-cell office:value-type="string" calcext:value-type="string">
            <text:p>Normal Mask: [0.6709857]</text:p>
          </table:table-cell>
          <table:table-cell table:style-name="ce6" office:value-type="string" calcext:value-type="string">
            <text:p>[0.3019822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3121595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1.0,standard</text:p>
          </table:table-cell>
          <table:table-cell table:style-name="ce8" office:value-type="float" office:value="1474" calcext:value-type="float">
            <text:p>1474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224" calcext:value-type="float">
            <text:p>224</text:p>
          </table:table-cell>
          <table:table-cell table:style-name="ce5"/>
          <table:table-cell table:style-name="ce6" office:value-type="string" calcext:value-type="string">
            <text:p>[0.68174785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3, 34, 61, 59, 71, 27, 38, 92, 139, 113, 222, 82, 99, 177, 21, 20, 125, 51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1.0,standard</text:p>
          </table:table-cell>
          <table:table-cell table:style-name="ce8" office:value-type="float" office:value="1477" calcext:value-type="float">
            <text:p>1477</text:p>
          </table:table-cell>
          <table:table-cell table:style-name="ce8" office:value-type="float" office:value="343" calcext:value-type="float">
            <text:p>343</text:p>
          </table:table-cell>
          <table:table-cell table:style-name="ce8" office:value-type="float" office:value="213" calcext:value-type="float">
            <text:p>213</text:p>
          </table:table-cell>
          <table:table-cell table:style-name="ce5"/>
          <table:table-cell table:style-name="ce6" office:value-type="string" calcext:value-type="string">
            <text:p>[0.2946703]</text:p>
          </table:table-cell>
          <table:table-cell table:style-name="ce8" table:number-columns-repeated="2"/>
          <table:table-cell table:style-name="ce5" office:value-type="string" calcext:value-type="string">
            <text:p>[48, 37, 75, 62, 75, 23, 38, 98, 134, 112, 212, 79, 83, 179, 22, 15, 128, 57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1.0,standard</text:p>
          </table:table-cell>
          <table:table-cell table:style-name="ce8" office:value-type="float" office:value="1245" calcext:value-type="float">
            <text:p>1245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221" calcext:value-type="float">
            <text:p>221</text:p>
          </table:table-cell>
          <table:table-cell table:style-name="ce5"/>
          <table:table-cell table:style-name="ce6" office:value-type="string" calcext:value-type="string">
            <text:p>[0.24609466]</text:p>
          </table:table-cell>
          <table:table-cell table:style-name="ce8" table:number-columns-repeated="2"/>
          <table:table-cell table:style-name="ce5" office:value-type="string" calcext:value-type="string">
            <text:p>[42, 26, 65, 62, 64, 17, 36, 53, 127, 75, 181, 70, 75, 160, 22, 10, 111, 49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45" calcext:value-type="float" table:number-columns-spanned="2" table:number-rows-spanned="2">
            <text:p>145</text:p>
          </table:table-cell>
          <table:covered-table-cell/>
          <table:table-cell office:value-type="float" office:value="190" calcext:value-type="float" table:number-columns-spanned="1" table:number-rows-spanned="2">
            <text:p>190</text:p>
          </table:table-cell>
          <table:table-cell office:value-type="float" office:value="153" calcext:value-type="float" table:number-columns-spanned="2" table:number-rows-spanned="2">
            <text:p>153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[0.7251668]</text:p>
          </table:table-cell>
          <table:table-cell/>
          <table:table-cell office:value-type="string" calcext:value-type="string">
            <text:p>Normal Mask: [0.66406775]</text:p>
          </table:table-cell>
          <table:table-cell table:style-name="ce6" office:value-type="string" calcext:value-type="string">
            <text:p>[0.28398332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30208838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2.0,standard</text:p>
          </table:table-cell>
          <table:table-cell table:style-name="ce8" office:value-type="float" office:value="1410" calcext:value-type="float">
            <text:p>1410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224" calcext:value-type="float">
            <text:p>224</text:p>
          </table:table-cell>
          <table:table-cell table:style-name="ce5"/>
          <table:table-cell table:style-name="ce6" office:value-type="string" calcext:value-type="string">
            <text:p>[0.6543012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5, 32, 59, 59, 70, 26, 40, 84, 134, 97, 211, 72, 100, 175, 22, 18, 111, 55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2.0,standard</text:p>
          </table:table-cell>
          <table:table-cell table:style-name="ce8" office:value-type="float" office:value="1456" calcext:value-type="float">
            <text:p>1456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208" calcext:value-type="float">
            <text:p>208</text:p>
          </table:table-cell>
          <table:table-cell table:style-name="ce5"/>
          <table:table-cell table:style-name="ce6" office:value-type="string" calcext:value-type="string">
            <text:p>[0.26891083]</text:p>
          </table:table-cell>
          <table:table-cell table:style-name="ce8" table:number-columns-repeated="2"/>
          <table:table-cell table:style-name="ce5" office:value-type="string" calcext:value-type="string">
            <text:p>[41, 37, 71, 62, 76, 22, 39, 84, 140, 113, 206, 73, 89, 179, 22, 16, 132, 54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2.0,standard</text:p>
          </table:table-cell>
          <table:table-cell table:style-name="ce8" office:value-type="float" office:value="1148" calcext:value-type="float">
            <text:p>1148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220" calcext:value-type="float">
            <text:p>220</text:p>
          </table:table-cell>
          <table:table-cell table:style-name="ce5"/>
          <table:table-cell table:style-name="ce6" office:value-type="string" calcext:value-type="string">
            <text:p>[0.21677364]</text:p>
          </table:table-cell>
          <table:table-cell table:style-name="ce8" table:number-columns-repeated="2"/>
          <table:table-cell table:style-name="ce5" office:value-type="string" calcext:value-type="string">
            <text:p>[33, 25, 62, 55, 60, 16, 35, 40, 116, 67, 168, 65, 73, 147, 22, 8, 108, 48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74" calcext:value-type="float" table:number-columns-spanned="2" table:number-rows-spanned="2">
            <text:p>174</text:p>
          </table:table-cell>
          <table:covered-table-cell/>
          <table:table-cell office:value-type="float" office:value="225" calcext:value-type="float" table:number-columns-spanned="1" table:number-rows-spanned="2">
            <text:p>225</text:p>
          </table:table-cell>
          <table:table-cell office:value-type="float" office:value="144" calcext:value-type="float" table:number-columns-spanned="2" table:number-rows-spanned="2">
            <text:p>144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[0.69943964]</text:p>
          </table:table-cell>
          <table:table-cell/>
          <table:table-cell table:style-name="ce7" office:value-type="string" calcext:value-type="string">
            <text:p>Normal Mask: [0.6319685]</text:p>
            <text:p/>
          </table:table-cell>
          <table:table-cell table:style-name="ce6" office:value-type="string" calcext:value-type="string">
            <text:p>[0.27642944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2692526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5.0,standard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30" calcext:value-type="float">
            <text:p>230</text:p>
          </table:table-cell>
          <table:table-cell table:style-name="ce5"/>
          <table:table-cell table:style-name="ce6" office:value-type="string" calcext:value-type="string">
            <text:p>[0.64082855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4, 30, 55, 58, 70, 25, 39, 77, 134, 89, 210, 65, 97, 169, 20, 17, 112, 54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5.0,standard</text:p>
          </table:table-cell>
          <table:table-cell table:style-name="ce8" office:value-type="float" office:value="1418" calcext:value-type="float">
            <text:p>1418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18" calcext:value-type="float">
            <text:p>218</text:p>
          </table:table-cell>
          <table:table-cell table:style-name="ce5"/>
          <table:table-cell table:style-name="ce6" office:value-type="string" calcext:value-type="string">
            <text:p>[0.2584839]</text:p>
          </table:table-cell>
          <table:table-cell table:style-name="ce8" table:number-columns-repeated="2"/>
          <table:table-cell table:style-name="ce5" office:value-type="string" calcext:value-type="string">
            <text:p>[42, 36, 73, 64, 74, 21, 38, 81, 137, 99, 212, 74, 81, 175, 22, 13, 125, 51]</text:p>
          </table:table-cell>
          <table:table-cell table:style-name="ce8" table:number-columns-repeated="7"/>
        </table:table-row>
        <table:table-row table:style-name="ro2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5.0,standard</text:p>
          </table:table-cell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223" calcext:value-type="float">
            <text:p>223</text:p>
          </table:table-cell>
          <table:table-cell table:style-name="ce5"/>
          <table:table-cell table:style-name="ce6" office:value-type="string" calcext:value-type="string">
            <text:p>[0.2052032]</text:p>
          </table:table-cell>
          <table:table-cell table:style-name="ce8" table:number-columns-repeated="2"/>
          <table:table-cell table:style-name="ce5" office:value-type="string" calcext:value-type="string">
            <text:p>[33, 20, 60, 54, 57, 14, 31, 36, 120, 62, 163, 67, 72, 140, 20, 8, 100, 43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84" calcext:value-type="float" table:number-columns-spanned="2" table:number-rows-spanned="2">
            <text:p>184</text:p>
          </table:table-cell>
          <table:covered-table-cell/>
          <table:table-cell office:value-type="float" office:value="254" calcext:value-type="float" table:number-columns-spanned="1" table:number-rows-spanned="2">
            <text:p>254</text:p>
          </table:table-cell>
          <table:table-cell office:value-type="float" office:value="146" calcext:value-type="float" table:number-columns-spanned="2" table:number-rows-spanned="2">
            <text:p>146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[0.690735]</text:p>
          </table:table-cell>
          <table:table-cell/>
          <table:table-cell table:style-name="ce7" office:value-type="string" calcext:value-type="string">
            <text:p>Normal Mask: [0.6204847]</text:p>
            <text:p/>
          </table:table-cell>
          <table:table-cell table:style-name="ce6" office:value-type="string" calcext:value-type="string">
            <text:p>[0.26170164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25610313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10.0,standard</text:p>
          </table:table-cell>
          <table:table-cell table:style-name="ce8" office:value-type="float" office:value="1350" calcext:value-type="float">
            <text:p>1350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23" calcext:value-type="float">
            <text:p>223</text:p>
          </table:table-cell>
          <table:table-cell table:style-name="ce5"/>
          <table:table-cell table:style-name="ce6" office:value-type="string" calcext:value-type="string">
            <text:p>[0.64413995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4, 30, 55, 58, 70, 25, 39, 77, 134, 89, 210, 65, 97, 169, 20, 17, 112, 54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10.0,standard</text:p>
          </table:table-cell>
          <table:table-cell table:style-name="ce8" office:value-type="float" office:value="1399" calcext:value-type="float">
            <text:p>1399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213" calcext:value-type="float">
            <text:p>213</text:p>
          </table:table-cell>
          <table:table-cell table:style-name="ce5"/>
          <table:table-cell table:style-name="ce6" office:value-type="string" calcext:value-type="string">
            <text:p>[0.25500473]</text:p>
          </table:table-cell>
          <table:table-cell table:style-name="ce8" table:number-columns-repeated="2"/>
          <table:table-cell table:style-name="ce5" office:value-type="string" calcext:value-type="string">
            <text:p>[42, 36, 73, 64, 74, 21, 38, 81, 137, 99, 212, 74, 81, 175, 22, 13, 125, 51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10.0,standard</text:p>
          </table:table-cell>
          <table:table-cell table:style-name="ce8" office:value-type="float" office:value="1091" calcext:value-type="float">
            <text:p>1091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228" calcext:value-type="float">
            <text:p>228</text:p>
          </table:table-cell>
          <table:table-cell table:style-name="ce5"/>
          <table:table-cell table:style-name="ce6" office:value-type="string" calcext:value-type="string">
            <text:p>[0.20270252]</text:p>
          </table:table-cell>
          <table:table-cell table:style-name="ce8" table:number-columns-repeated="2"/>
          <table:table-cell table:style-name="ce5" office:value-type="string" calcext:value-type="string">
            <text:p>[33, 20, 60, 54, 57, 14, 31, 36, 120, 62, 163, 67, 72, 140, 20, 8, 100, 43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98" calcext:value-type="float" table:number-columns-spanned="2" table:number-rows-spanned="2">
            <text:p>198</text:p>
          </table:table-cell>
          <table:covered-table-cell/>
          <table:table-cell office:value-type="float" office:value="262" calcext:value-type="float" table:number-columns-spanned="1" table:number-rows-spanned="2">
            <text:p>262</text:p>
          </table:table-cell>
          <table:table-cell office:value-type="float" office:value="159" calcext:value-type="float" table:number-columns-spanned="2" table:number-rows-spanned="2">
            <text:p>159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[0.69361955]</text:p>
          </table:table-cell>
          <table:table-cell/>
          <table:table-cell table:style-name="ce7" office:value-type="string" calcext:value-type="string">
            <text:p>Normal Mask: [0.6240114]</text:p>
            <text:p/>
          </table:table-cell>
          <table:table-cell table:style-name="ce6" office:value-type="string" calcext:value-type="string">
            <text:p>[0.25720567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25577608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Normal mask</text:p>
          </table:table-cell>
          <table:table-cell table:style-name="ce8" office:value-type="string" calcext:value-type="string">
            <text:p>1,0,1.0,standard, Multiplied by 10</text:p>
          </table:table-cell>
          <table:table-cell table:style-name="ce6" office:value-type="float" office:value="1365" calcext:value-type="float">
            <text:p>1365</text:p>
          </table:table-cell>
          <table:table-cell table:style-name="ce6" office:value-type="float" office:value="442" calcext:value-type="float">
            <text:p>442</text:p>
          </table:table-cell>
          <table:table-cell table:style-name="ce8" office:value-type="float" office:value="226" calcext:value-type="float">
            <text:p>226</text:p>
          </table:table-cell>
          <table:table-cell table:style-name="ce5"/>
          <table:table-cell table:style-name="ce6" office:value-type="string" calcext:value-type="string">
            <text:p>[0.6410314]</text:p>
          </table:table-cell>
          <table:table-cell table:style-name="ce8" office:value-type="string" calcext:value-type="string">
            <text:p>1 class</text:p>
          </table:table-cell>
          <table:table-cell table:style-name="ce8" office:value-type="float" office:value="2033" calcext:value-type="float">
            <text:p>2033</text:p>
          </table:table-cell>
          <table:table-cell table:style-name="ce5" office:value-type="string" calcext:value-type="string">
            <text:p>[43, 33, 57, 58, 66, 25, 38, 79, 132, 97, 212, 61, 92, 171, 22, 19, 111, 49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number-columns-repeated="2" table:style-name="ce8" office:value-type="string" calcext:value-type="string">
            <text:p>resnet50</text:p>
          </table:table-cell>
          <table:table-cell table:style-name="ce8" office:value-type="string" calcext:value-type="string">
            <text:p>1 – mask</text:p>
          </table:table-cell>
          <table:table-cell table:style-name="ce8" office:value-type="string" calcext:value-type="string">
            <text:p>1,0,1.0,standard, Multiplied by 10</text:p>
          </table:table-cell>
          <table:table-cell table:style-name="ce8" office:value-type="float" office:value="1416" calcext:value-type="float">
            <text:p>1416</text:p>
          </table:table-cell>
          <table:table-cell table:style-name="ce6" office:value-type="float" office:value="406" calcext:value-type="float">
            <text:p>406</text:p>
          </table:table-cell>
          <table:table-cell table:style-name="ce8" office:value-type="float" office:value="211" calcext:value-type="float">
            <text:p>211</text:p>
          </table:table-cell>
          <table:table-cell table:style-name="ce5"/>
          <table:table-cell table:style-name="ce6" office:value-type="string" calcext:value-type="string">
            <text:p>[0.25821418]</text:p>
          </table:table-cell>
          <table:table-cell table:style-name="ce8" table:number-columns-repeated="2"/>
          <table:table-cell table:style-name="ce5" office:value-type="string" calcext:value-type="string">
            <text:p>[41, 35, 70, 62, 74, 22, 40, 79, 134, 105, 205, 76, 83, 172, 22, 13, 131, 52]</text:p>
          </table:table-cell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smooth_grad</text:p>
          </table:table-cell>
          <table:table-cell table:style-name="ce8" office:value-type="string" calcext:value-type="string">
            <text:p>resnet5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1,0,1.0,standard, Multiplied by 10</text:p>
          </table:table-cell>
          <table:table-cell table:style-name="ce8" office:value-type="float" office:value="1087" calcext:value-type="float">
            <text:p>1087</text:p>
          </table:table-cell>
          <table:table-cell table:style-name="ce6" office:value-type="float" office:value="721" calcext:value-type="float">
            <text:p>721</text:p>
          </table:table-cell>
          <table:table-cell table:style-name="ce8" office:value-type="float" office:value="225" calcext:value-type="float">
            <text:p>225</text:p>
          </table:table-cell>
          <table:table-cell table:style-name="ce5"/>
          <table:table-cell table:style-name="ce6" office:value-type="string" calcext:value-type="string">
            <text:p>[0.20048487]</text:p>
          </table:table-cell>
          <table:table-cell table:style-name="ce8" table:number-columns-repeated="2"/>
          <table:table-cell table:style-name="ce5" office:value-type="string" calcext:value-type="string">
            <text:p>[35, 20, 64, 55, 62, 13, 32, 33, 112, 59, 165, 67, 64, 134, 20, 9, 102, 41]</text:p>
          </table:table-cell>
          <table:table-cell table:style-name="ce8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Adversarial examples normal mask</text:p>
          </table:table-cell>
          <table:covered-table-cell/>
          <table:table-cell office:value-type="string" calcext:value-type="string" table:number-columns-spanned="1" table:number-rows-spanned="2">
            <text:p>And</text:p>
          </table:table-cell>
          <table:table-cell table:style-name="ce7" office:value-type="string" calcext:value-type="string" table:number-columns-spanned="2" table:number-rows-spanned="2">
            <text:p>Adversarial examples 1 – mask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1">
          <table:table-cell/>
          <table:table-cell office:value-type="float" office:value="197" calcext:value-type="float" table:number-columns-spanned="2" table:number-rows-spanned="2">
            <text:p>197</text:p>
          </table:table-cell>
          <table:covered-table-cell/>
          <table:table-cell office:value-type="float" office:value="245" calcext:value-type="float" table:number-columns-spanned="1" table:number-rows-spanned="2">
            <text:p>245</text:p>
          </table:table-cell>
          <table:table-cell office:value-type="float" office:value="161" calcext:value-type="float" table:number-columns-spanned="2" table:number-rows-spanned="2">
            <text:p>161</text:p>
          </table:table-cell>
          <table:covered-table-cell/>
          <table:table-cell table:number-columns-repeated="14"/>
        </table:table-row>
        <table:table-row table:style-name="ro1">
          <table:table-cell/>
          <table:covered-table-cell table:number-columns-repeated="5"/>
          <table:table-cell table:number-columns-repeated="14"/>
        </table:table-row>
        <table:table-row table:style-name="ro5">
          <table:table-cell/>
          <table:table-cell table:style-name="ce6" office:value-type="string" calcext:value-type="string">
            <text:p>[0.67641014]</text:p>
          </table:table-cell>
          <table:table-cell/>
          <table:table-cell table:style-name="ce7" office:value-type="string" calcext:value-type="string">
            <text:p>Normal Mask: [0.61965096]</text:p>
            <text:p/>
          </table:table-cell>
          <table:table-cell table:style-name="ce6" office:value-type="string" calcext:value-type="string">
            <text:p>[0.26186612]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 – mask: [0.25481147]</text:p>
          </table:table-cell>
          <table:table-cell table:number-columns-repeated="16"/>
        </table:table-row>
      </table:table>
      <table:table table:name="Inception_v1" table:style-name="ta1">
        <table:table-column table:style-name="co2" table:number-columns-repeated="7" table:default-cell-style-name="Default"/>
        <table:table-column table:style-name="co2" table:number-columns-repeated="4" table:default-cell-style-name="ce6"/>
        <table:table-row table:style-name="ro7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1, 0.6, stand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string" calcext:value-type="string">
            <text:p>[0.996856373702727]</text:p>
          </table:table-cell>
        </table:table-row>
        <table:table-row table:style-name="ro7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1, 0.6, stand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[0.9968441951846733]</text:p>
          </table:table-cell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01, 0.6, stand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1, 0.6, stand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---</text:p>
          </table:table-cell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8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string" calcext:value-type="string">
            <text:p>[0.9879734192143944]</text:p>
          </table:table-cell>
        </table:table-row>
        <table:table-row table:style-name="ro9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2, 0.6, stand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string" calcext:value-type="string">
            <text:p>[0.9879296627547287]</text:p>
          </table:table-cell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9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1,0.005, 0.6, stand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string" calcext:value-type="string">
            <text:p>[0.9992038483196249]</text:p>
          </table:table-cell>
        </table:table-row>
        <table:table-row table:style-name="ro10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,0.005, 0.6, stand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string" calcext:value-type="string">
            <text:p>[0.999200703340306]</text:p>
          </table:table-cell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11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googlenet</text:p>
          </table:table-cell>
          <table:table-cell office:value-type="string" calcext:value-type="string">
            <text:p>50,0.01, 0.6, itera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2" office:value-type="string" calcext:value-type="string">
            <text:p>[0.897080168140136]</text:p>
          </table:table-cell>
        </table:table-row>
        <table:table-row table:style-name="ro12">
          <table:table-cell office:value-type="string" calcext:value-type="string">
            <text:p>guided backprop</text:p>
          </table:table-cell>
          <table:table-cell office:value-type="string" calcext:value-type="string">
            <text:p>inception_v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,0.01, 0.6, iter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string" calcext:value-type="string">
            <text:p>[0.8973184212014552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00-00-00</text:date>, <text:time style:data-style-name="N2" text:time-value="14:23:06.921789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44:27.746847171</meta:creation-date>
    <dc:date>2018-12-14T19:06:32.824762300</dc:date>
    <meta:editing-duration>P4DT21H7M39S</meta:editing-duration>
    <meta:editing-cycles>46</meta:editing-cycles>
    <meta:generator>LibreOffice/5.1.6.2$Linux_X86_64 LibreOffice_project/10m0$Build-2</meta:generator>
    <meta:document-statistic meta:table-count="6" meta:cell-count="1130" meta:object-count="0"/>
  </office:meta>
</office:document-meta>
</file>